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xternal</text:p>
          </table:table-cell>
          <table:table-cell table:formula="of:=['file:///home/kyoshida/ooo/ooo-test-files/calc/external-ref/extdata.ods'#$'Sheet#3'.A1]" office:value-type="string" office:string-value="This sheet has a '#' in its name.">
            <text:p>This sheet has a '#' in its name.</text:p>
          </table:table-cell>
        </table:table-row>
        <table:table-row table:style-name="ro1">
          <table:table-cell office:value-type="string">
            <text:p>static</text:p>
          </table:table-cell>
          <table:table-cell office:value-type="string">
            <text:p>This sheet has a '#' in its nam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'file:///home/kyoshida/ooo/ooo-test-files/calc/external-ref/extdata.ods'#Sheet#3" table:print="false" table:style-name="ta_extref">
        <table:table-source xlink:href="../extdata.ods" table:table-name="Sheet#3" table:filter-name="calc8" table:mode="copy-results-only"/>
        <table:table-row>
          <table:table-cell table:style-name="ce1" office:value-type="string">
            <text:p>This sheet has a '#' in its nam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h" style:country-asian="CN" style:font-name-complex="Albany AMT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7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8T11:58:14</meta:creation-date>
    <meta:generator>OpenOffice.org/3.3$Linux OpenOffice.org_project/300m72$Build-9484</meta:generator>
    <dc:date>2010-03-08T17:32:44</dc:date>
    <meta:editing-duration>PT4M10S</meta:editing-duration>
    <meta:editing-cycles>4</meta:editing-cycles>
    <meta:document-statistic meta:table-count="3" meta:cell-count="4" meta:object-count="0"/>
  </office:meta>
</office:document-meta>
</file>